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rsid="00139ae7" officeooo:paragraph-rsid="00167810"/>
    </style:style>
    <style:style style:name="T1" style:family="text">
      <style:text-properties officeooo:rsid="0011bdbc"/>
    </style:style>
    <style:style style:name="T2" style:family="text">
      <style:text-properties officeooo:rsid="0013714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9ae7" style:font-weight-asian="normal" style:font-weight-complex="normal"/>
    </style:style>
    <style:style style:name="T5" style:family="text">
      <style:text-properties officeooo:rsid="00139ae7"/>
    </style:style>
    <style:style style:name="T6" style:family="text">
      <style:text-properties officeooo:rsid="001678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timização na programação de horários de professores/turmas: Modelo Matemático, Abordagem Heurística e Método Misto</text:p>
      <text:p text:style-name="P1"/>
      <text:p text:style-name="Standard"/>
      <text:p text:style-name="P2">Goés et al.(2010) utilizam um modelo matemático, uma abordagem heurística e um método misto para otimizar <text:span text:style-name="T1">a alocação</text:span> de professores <text:span text:style-name="T1">à turmas em dias e horários de sua preferência</text:span>. Para verificar o desempenho d<text:span text:style-name="T1">estes três</text:span> métodos, foi desenvolvido um protótipo para uma escola municipal da cidade de Araucária – PR. O <text:span text:style-name="T5">objetivo</text:span> <text:span text:style-name="T5">deste</text:span> trabalho foi encontrar uma solução para satisfazer as exigências pedagógicas e operacionais da <text:span text:style-name="T5">instituição</text:span>, <text:span text:style-name="T5">bem</text:span> como as preferências de cada professor com relação aos dias e horários de aulas. Na construção do modelo matemático, utilizou-se programação linear inteira binária<text:span text:style-name="T3">. </text:span><text:span text:style-name="T4">Já a</text:span><text:span text:style-name="T2"> abordagem heurística deste trabalho baseou-se nos Algoritmos Genéticos. O método misto resolve o problema através do modelo matemático sem as restrições de preferência por dias/horários dos professores, que juntas compõem mais de 50% das restrições geradas. Assim, encontrada uma solução para este novo problema, aplica-se uma heurística de melhoramento considerando as preferências dos professores. Todos os três métodos utilizados neste </text:span>trabalho apresentaram resultados melhores do <text:span text:style-name="T2">que o método manual</text:span> para o estudo de caso abordado, <text:span text:style-name="T2">sendo que o tempo computacional do método misto foi o menor entre os três métodos</text:span>.</text:p>
      <text:p text:style-name="P2"/>
      <text:p text:style-name="P3">A diferença entre <text:span text:style-name="T6">o trabalho de Goés et al.(2010) </text:span>e o proposto é que o trabalho proposto utiliza apenas a abordagem exata para resolver o problema, com a criação de um modelo matemático, além de que Goés et al.(2010) apresenta<text:span text:style-name="T6">m</text:span> o problema da alocação de professores <text:span text:style-name="T6">em</text:span> um contexto específico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7:03:00.640057314</meta:creation-date>
    <dc:date>2018-09-29T17:35:27.333824068</dc:date>
    <meta:editing-duration>PT45S</meta:editing-duration>
    <meta:editing-cycles>2</meta:editing-cycles>
    <meta:generator>LibreOffice/6.0.4.2$Linux_X86_64 LibreOffice_project/00m0$Build-2</meta:generator>
    <meta:document-statistic meta:table-count="0" meta:image-count="0" meta:object-count="0" meta:page-count="1" meta:paragraph-count="3" meta:word-count="247" meta:character-count="1638" meta:non-whitespace-character-count="1393"/>
  </office:meta>
</office:document-meta>
</file>